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Preformatted_20_Text" style:list-style-name="L1">
      <style:paragraph-properties fo:margin-top="0in" fo:margin-bottom="0.1965in" style:contextual-spacing="false"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margin-top="0in" fo:margin-bottom="0.1965in" style:contextual-spacing="false" fo:text-align="justify" style:justify-single-word="false"/>
    </style:style>
    <style:style style:name="P7" style:family="paragraph" style:parent-style-name="Preformatted_20_Text" style:list-style-name="L8">
      <style:paragraph-properties fo:text-align="justify" style:justify-single-word="false"/>
    </style:style>
    <style:style style:name="P8" style:family="paragraph" style:parent-style-name="Preformatted_20_Text" style:list-style-name="L8">
      <style:paragraph-properties fo:margin-top="0in" fo:margin-bottom="0.1965in" style:contextual-spacing="false" fo:text-align="justify" style:justify-single-word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9">
      <style:paragraph-properties fo:margin-top="0in" fo:margin-bottom="0in" style:contextual-spacing="false"/>
    </style:style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in" fo:margin-bottom="0in" style:contextual-spacing="false"/>
    </style:style>
    <style:style style:name="P16" style:family="paragraph" style:parent-style-name="Text_20_body">
      <style:paragraph-properties fo:text-align="end" style:justify-single-word="false"/>
      <style:text-properties officeooo:rsid="00066890" officeooo:paragraph-rsid="00066890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20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21" style:family="paragraph" style:parent-style-name="Text_20_body" style:list-style-name="L3">
      <style:paragraph-properties fo:text-align="justify" style:justify-single-word="false"/>
    </style:style>
    <style:style style:name="P22" style:family="paragraph" style:parent-style-name="Text_20_body" style:list-style-name="L4">
      <style:paragraph-properties fo:text-align="justify" style:justify-single-word="false"/>
    </style:style>
    <style:style style:name="P23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24" style:family="paragraph" style:parent-style-name="Text_20_body" style:list-style-name="L5">
      <style:paragraph-properties fo:margin-top="0in" fo:margin-bottom="0in" style:contextual-spacing="false" fo:text-align="justify" style:justify-single-word="false"/>
    </style:style>
    <style:style style:name="P25" style:family="paragraph" style:parent-style-name="Text_20_body" style:list-style-name="L5">
      <style:paragraph-properties fo:text-align="justify" style:justify-single-word="false"/>
    </style:style>
    <style:style style:name="P26" style:family="paragraph" style:parent-style-name="Text_20_body" style:list-style-name="L7">
      <style:paragraph-properties fo:text-align="justify" style:justify-single-word="false"/>
    </style:style>
    <style:style style:name="P27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8" style:family="paragraph" style:parent-style-name="Text_20_body" style:list-style-name="L8">
      <style:paragraph-properties fo:text-align="justify" style:justify-single-word="false"/>
    </style:style>
    <style:style style:name="T1" style:family="text">
      <style:text-properties officeooo:rsid="00071cb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ILBERT HARA</text:p>
      <text:p text:style-name="P16">BscICT /24 / 200 / 015</text:p>
      <text:h text:style-name="P1" text:outline-level="1"><text:span text:style-name="T1">D</text:span>ocumentation</text:h>
      <text:h text:style-name="P2" text:outline-level="2">Problem 1: Class <text:span text:style-name="Source_20_Text">Person</text:span></text:h>
      <text:h text:style-name="P3" text:outline-level="3">Objective</text:h>
      <text:p text:style-name="P17">Implement a class <text:span text:style-name="Source_20_Text">Person</text:span> that stores a student’s <text:span text:style-name="Strong_20_Emphasis">Name, Student ID, and Age</text:span>. The class must provide initialization, information printing, and accessor functions. Additionally, a <text:span text:style-name="Source_20_Text">personSwap()</text:span> function should swap the data between two <text:span text:style-name="Source_20_Text">Person</text:span> objects.</text:p>
      <text:h text:style-name="P3" text:outline-level="3">Requirements</text:h>
      <text:list xml:id="list3293084874" text:style-name="L1">
        <text:list-item>
          <text:p text:style-name="P18"><text:span text:style-name="Strong_20_Emphasis">Member Variables</text:span></text:p>
          <text:list>
            <text:list-item>
              <text:p text:style-name="P19"><text:span text:style-name="Source_20_Text">name</text:span> → character array to store the student’s name. </text:p>
            </text:list-item>
            <text:list-item>
              <text:p text:style-name="P19"><text:span text:style-name="Source_20_Text">studentID</text:span> → integer/long long for student ID. </text:p>
            </text:list-item>
            <text:list-item>
              <text:p text:style-name="P19"><text:span text:style-name="Source_20_Text">age</text:span> → integer for age. </text:p>
            </text:list-item>
          </text:list>
        </text:list-item>
        <text:list-item>
          <text:p text:style-name="P18"><text:span text:style-name="Strong_20_Emphasis">Functions</text:span></text:p>
          <text:list>
            <text:list-item>
              <text:p text:style-name="P19"><text:span text:style-name="Source_20_Text">init()</text:span> → initializes all member variables with given input. </text:p>
            </text:list-item>
            <text:list-item>
              <text:p text:style-name="P18"><text:span text:style-name="Source_20_Text">printStudentInfo()</text:span> → prints the stored student information in the format: </text:p>
              <text:p text:style-name="P4"><text:span text:style-name="Source_20_Text">Name: Alice, ID: 2026312345, Age: 20</text:span></text:p>
            </text:list-item>
            <text:list-item>
              <text:p text:style-name="P19"><text:span text:style-name="Source_20_Text">getID()</text:span>, <text:span text:style-name="Source_20_Text">getAge()</text:span>, <text:span text:style-name="Source_20_Text">getName()</text:span> → return respective values. </text:p>
            </text:list-item>
            <text:list-item>
              <text:p text:style-name="P18"><text:span text:style-name="Source_20_Text">personSwap()</text:span> → swaps all data between two <text:span text:style-name="Source_20_Text">Person</text:span> objects. </text:p>
            </text:list-item>
          </text:list>
        </text:list-item>
      </text:list>
      <text:h text:style-name="P3" text:outline-level="3">Expected Output</text:h>
      <text:p text:style-name="P17">Before Swap:</text:p>
      <text:p text:style-name="P5"><text:span text:style-name="Source_20_Text">Name: Alice, ID: 2026312345, Age: 20</text:span></text:p>
      <text:p text:style-name="P6"><text:span text:style-name="Source_20_Text">Name: Bob, ID: 2019354321, Age: 25</text:span></text:p>
      <text:p text:style-name="P17">After Swap:</text:p>
      <text:p text:style-name="P5"><text:span text:style-name="Source_20_Text">Name: Bob, ID: 2019354321, Age: 25</text:span></text:p>
      <text:p text:style-name="P6"><text:span text:style-name="Source_20_Text">Name: Alice, ID: 2026312345, Age: 20</text:span></text:p>
      <text:h text:style-name="P3" text:outline-level="3"><text:soft-page-break/></text:h>
      <text:h text:style-name="P2" text:outline-level="2">Problem 2: Seat Arrangement System</text:h>
      <text:h text:style-name="P3" text:outline-level="3">Objective</text:h>
      <text:p text:style-name="P17">Create a <text:span text:style-name="Strong_20_Emphasis">10×10 seat map</text:span> using dynamic memory allocation. Each seat is represented by an integer:</text:p>
      <text:list xml:id="list1470497362" text:style-name="L3">
        <text:list-item>
          <text:p text:style-name="P20"><text:span text:style-name="Source_20_Text">0</text:span> → empty seat </text:p>
        </text:list-item>
        <text:list-item>
          <text:p text:style-name="P21">Non‑zero → last two digits of a student ID </text:p>
        </text:list-item>
      </text:list>
      <text:h text:style-name="P3" text:outline-level="3">Requirements</text:h>
      <text:list xml:id="list3213324541" text:style-name="L4">
        <text:list-item>
          <text:p text:style-name="P22"><text:span text:style-name="Strong_20_Emphasis">Dynamic Allocation</text:span></text:p>
          <text:list>
            <text:list-item>
              <text:p text:style-name="P23">Allocate a 2D array using <text:span text:style-name="Source_20_Text">new</text:span>. </text:p>
            </text:list-item>
            <text:list-item>
              <text:p text:style-name="P23">Initialize all values to <text:span text:style-name="Source_20_Text">0</text:span> using <text:span text:style-name="Source_20_Text">memset</text:span>. </text:p>
            </text:list-item>
          </text:list>
        </text:list-item>
        <text:list-item>
          <text:p text:style-name="P22"><text:span text:style-name="Strong_20_Emphasis">Seat Assignments</text:span></text:p>
          <text:list>
            <text:list-item>
              <text:p text:style-name="P23">Specific seats are filled with values (e.g., <text:span text:style-name="Source_20_Text">(0,0)=11</text:span>, <text:span text:style-name="Source_20_Text">(0,3)=24</text:span>, etc.) as given in the PDF. </text:p>
            </text:list-item>
          </text:list>
        </text:list-item>
        <text:list-item>
          <text:p text:style-name="P22"><text:span text:style-name="Strong_20_Emphasis">Functions</text:span></text:p>
          <text:list>
            <text:list-item>
              <text:p text:style-name="P23"><text:span text:style-name="Source_20_Text">print_seat(int **seat, int row, int col)</text:span> → prints the seat map in matrix form, each value in two digits. </text:p>
            </text:list-item>
          </text:list>
        </text:list-item>
        <text:list-item>
          <text:p text:style-name="P22"><text:span text:style-name="Strong_20_Emphasis">Backup Copy</text:span></text:p>
          <text:list>
            <text:list-item>
              <text:p text:style-name="P23">Create another 10×10 array <text:span text:style-name="Source_20_Text">backup</text:span>. </text:p>
            </text:list-item>
            <text:list-item>
              <text:p text:style-name="P23">Copy row by row using <text:span text:style-name="Source_20_Text">memcpy</text:span>. </text:p>
            </text:list-item>
          </text:list>
        </text:list-item>
        <text:list-item>
          <text:p text:style-name="P22"><text:span text:style-name="Strong_20_Emphasis">Row Clearing</text:span></text:p>
          <text:list>
            <text:list-item>
              <text:p text:style-name="P23">Clear row 5 in the original seat map (set all values to <text:span text:style-name="Source_20_Text">0</text:span>). </text:p>
            </text:list-item>
            <text:list-item>
              <text:p text:style-name="P23">Show that backup remains unchanged. </text:p>
            </text:list-item>
          </text:list>
        </text:list-item>
        <text:list-item>
          <text:p text:style-name="P22"><text:span text:style-name="Strong_20_Emphasis">Row Analysis</text:span></text:p>
          <text:list>
            <text:list-item>
              <text:p text:style-name="P23">Find the row with the largest number of assigned seats. </text:p>
            </text:list-item>
            <text:list-item>
              <text:p text:style-name="P23">If multiple rows tie, choose the smallest index. </text:p>
            </text:list-item>
          </text:list>
        </text:list-item>
        <text:list-item>
          <text:p text:style-name="P22"><text:span text:style-name="Strong_20_Emphasis">Memory Management</text:span></text:p>
          <text:list>
            <text:list-item>
              <text:p text:style-name="P22">Release all dynamically allocated memory at the end. </text:p>
            </text:list-item>
          </text:list>
        </text:list-item>
      </text:list>
      <text:h text:style-name="P3" text:outline-level="3">Expected Outputs</text:h>
      <text:list xml:id="list2388103259" text:style-name="L5">
        <text:list-item>
          <text:p text:style-name="P24"><text:span text:style-name="Strong_20_Emphasis">Original Seat Map</text:span> → shows assigned seats. </text:p>
        </text:list-item>
        <text:list-item>
          <text:p text:style-name="P24"><text:span text:style-name="Strong_20_Emphasis">Backup Seat Map</text:span> → identical to original before modification. </text:p>
        </text:list-item>
        <text:list-item>
          <text:p text:style-name="P24"><text:span text:style-name="Strong_20_Emphasis">Original After Clearing Row 5</text:span> → row 5 becomes all zeros. </text:p>
        </text:list-item>
        <text:list-item>
          <text:p text:style-name="P24"><text:span text:style-name="Strong_20_Emphasis">Backup Unchanged</text:span> → demonstrates independence. </text:p>
        </text:list-item>
        <text:list-item>
          <text:p text:style-name="P25"><text:span text:style-name="Strong_20_Emphasis">Row With Most Assigned Seats</text:span> → Row 5, Count = 3. </text:p>
        </text:list-item>
      </text:list>
      <text:h text:style-name="P3" text:outline-level="3"><text:soft-page-break/></text:h>
      <text:h text:style-name="P2" text:outline-level="2">Problem 3: String Dictionary</text:h>
      <text:h text:style-name="P3" text:outline-level="3">Objective</text:h>
      <text:p text:style-name="P17">Implement a simple dictionary using <text:span text:style-name="Strong_20_Emphasis">dynamic memory allocation for strings</text:span>. The dictionary stores up to 5 words, supports search, update, and delete operations.</text:p>
      <text:h text:style-name="P3" text:outline-level="3">Requirements</text:h>
      <text:list xml:id="list184292203" text:style-name="L7">
        <text:list-item>
          <text:p text:style-name="P26"><text:span text:style-name="Strong_20_Emphasis">Data Structure</text:span></text:p>
          <text:list>
            <text:list-item>
              <text:p text:style-name="P27">Use <text:span text:style-name="Source_20_Text">char** list</text:span> (array of C‑style strings). </text:p>
            </text:list-item>
            <text:list-item>
              <text:p text:style-name="P27">Each word stored in its own allocated memory (<text:span text:style-name="Source_20_Text">strlen+1</text:span>). </text:p>
            </text:list-item>
          </text:list>
        </text:list-item>
        <text:list-item>
          <text:p text:style-name="P26"><text:span text:style-name="Strong_20_Emphasis">Initial Dictionary</text:span></text:p>
          <text:list>
            <text:list-item>
              <text:p text:style-name="P27">Store: <text:span text:style-name="Source_20_Text">alpha, bravo, charlie, delta, echo</text:span>. </text:p>
            </text:list-item>
          </text:list>
        </text:list-item>
        <text:list-item>
          <text:p text:style-name="P26"><text:span text:style-name="Strong_20_Emphasis">Operations</text:span></text:p>
          <text:list>
            <text:list-item>
              <text:p text:style-name="P27"><text:span text:style-name="Strong_20_Emphasis">Search</text:span>: Find <text:span text:style-name="Source_20_Text">delta</text:span> and print its index. </text:p>
            </text:list-item>
            <text:list-item>
              <text:p text:style-name="P27"><text:span text:style-name="Strong_20_Emphasis">Update</text:span>: Replace <text:span text:style-name="Source_20_Text">bravo</text:span> with <text:span text:style-name="Source_20_Text">blueberry</text:span>. </text:p>
            </text:list-item>
            <text:list-item>
              <text:p text:style-name="P27"><text:span text:style-name="Strong_20_Emphasis">Delete</text:span>: Remove <text:span text:style-name="Source_20_Text">charlie</text:span> and shift remaining words left. </text:p>
            </text:list-item>
          </text:list>
        </text:list-item>
        <text:list-item>
          <text:p text:style-name="P26"><text:span text:style-name="Strong_20_Emphasis">Memory Management</text:span></text:p>
          <text:list>
            <text:list-item>
              <text:p text:style-name="P26">Free memory for each word and the list itself at the end. </text:p>
            </text:list-item>
          </text:list>
        </text:list-item>
      </text:list>
      <text:h text:style-name="P3" text:outline-level="3">Expected Outputs</text:h>
      <text:list xml:id="list2026158588" text:style-name="L8">
        <text:list-item>
          <text:p text:style-name="P28">Initial Dictionary: </text:p>
          <text:p text:style-name="P7"><text:span text:style-name="Source_20_Text">[0] alpha</text:span></text:p>
          <text:p text:style-name="P7"><text:span text:style-name="Source_20_Text">[1] bravo</text:span></text:p>
          <text:p text:style-name="P7"><text:span text:style-name="Source_20_Text">[2] charlie</text:span></text:p>
          <text:p text:style-name="P7"><text:span text:style-name="Source_20_Text">[3] delta</text:span></text:p>
          <text:p text:style-name="P8"><text:span text:style-name="Source_20_Text">[4] echo</text:span></text:p>
        </text:list-item>
        <text:list-item>
          <text:p text:style-name="P28">Search Result: </text:p>
          <text:p text:style-name="P8"><text:span text:style-name="Source_20_Text">delta found at index 3</text:span></text:p>
        </text:list-item>
        <text:list-item>
          <text:p text:style-name="P28">After Update: </text:p>
          <text:p text:style-name="P7"><text:span text:style-name="Source_20_Text">[0] alpha</text:span></text:p>
          <text:p text:style-name="P7"><text:span text:style-name="Source_20_Text">[1] blueberry</text:span></text:p>
          <text:p text:style-name="P7"><text:span text:style-name="Source_20_Text">[2] charlie</text:span></text:p>
          <text:p text:style-name="P7"><text:span text:style-name="Source_20_Text">[3] delta</text:span></text:p>
          <text:p text:style-name="P8"><text:span text:style-name="Source_20_Text">[4] echo</text:span></text:p>
        </text:list-item>
        <text:list-item>
          <text:p text:style-name="P28">After Delete: </text:p>
          <text:p text:style-name="P7"><text:span text:style-name="Source_20_Text">[0] alpha</text:span></text:p>
          <text:p text:style-name="P7"><text:soft-page-break/><text:span text:style-name="Source_20_Text">[1] blueberry</text:span></text:p>
          <text:p text:style-name="P7"><text:span text:style-name="Source_20_Text">[2] delta</text:span></text:p>
          <text:p text:style-name="P8"><text:span text:style-name="Source_20_Text">[3] echo</text:span></text:p>
        </text:list-item>
      </text:list>
      <text:h text:style-name="P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4:39:17.950322751</meta:creation-date>
    <dc:date>2026-04-23T15:05:06.101938546</dc:date>
    <meta:editing-duration>PT5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9" meta:word-count="539" meta:character-count="3026" meta:non-whitespace-character-count="2605"/>
  </office:meta>
</office:document-meta>
</file>